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24.95pt"/>
    </style:style>
    <style:style style:name="co7" style:family="table-column">
      <style:table-column-properties fo:break-before="auto" style:column-width="96.15pt"/>
    </style:style>
    <style:style style:name="co8" style:family="table-column">
      <style:table-column-properties fo:break-before="auto" style:column-width="96.8pt"/>
    </style:style>
    <style:style style:name="co9" style:family="table-column">
      <style:table-column-properties fo:break-before="auto" style:column-width="91.5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7.35pt"/>
    </style:style>
    <style:style style:name="co12" style:family="table-column">
      <style:table-column-properties fo:break-before="auto" style:column-width="93.34pt"/>
    </style:style>
    <style:style style:name="co13" style:family="table-column">
      <style:table-column-properties fo:break-before="auto" style:column-width="106.84pt"/>
    </style:style>
    <style:style style:name="co14" style:family="table-column">
      <style:table-column-properties fo:break-before="auto" style:column-width="67.86pt"/>
    </style:style>
    <style:style style:name="co15" style:family="table-column">
      <style:table-column-properties fo:break-before="auto" style:column-width="81.35pt"/>
    </style:style>
    <style:style style:name="co16" style:family="table-column">
      <style:table-column-properties fo:break-before="auto" style:column-width="125.6pt"/>
    </style:style>
    <style:style style:name="co17" style:family="table-column">
      <style:table-column-properties fo:break-before="auto" style:column-width="99.41pt"/>
    </style:style>
    <style:style style:name="co18" style:family="table-column">
      <style:table-column-properties fo:break-before="auto" style:column-width="97.46pt"/>
    </style:style>
    <style:style style:name="co19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eory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concentration" table:style-name="ta1">
        <table:shapes>
          <draw:frame draw:z-index="0" draw:style-name="gr1" draw:text-style-name="P1" svg:width="949.12pt" svg:height="557.46pt" svg:x="1.33pt" svg:y="0.62pt">
            <loext:p draw:notify-on-update-of-ranges="theory.A2:theory.A25 theory.B1:theory.B1 theory.B2:theory.B25 theory.A2:theory.A25 theory.H1:theory.H1 theory.H2:theory.H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volume" table:style-name="ta1">
        <table:shapes>
          <draw:frame draw:z-index="0" draw:style-name="gr1" draw:text-style-name="P1" svg:width="909.5pt" svg:height="561.26pt" svg:x="0.03pt" svg:y="0.03pt">
            <loext:p draw:notify-on-update-of-ranges="theory.A2:theory.A25 theory.E1:theory.E1 theory.E2:theory.E25 theory.A2:theory.A25 theory.F1:theory.F1 theory.F2:theory.F25 theory.A2:theory.A25 theory.G1:theory.G1 theory.G2:theory.G25 theory.A2:theory.A25 theory.I1:theory.I1 theory.I2:theory.I25 theory.A2:theory.A25 theory.J1:theory.J1 theory.J2:theory.J25 theory.A2:theory.A25 theory.K1:theory.K1 theory.K2:theory.K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theory_digital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.3</text:p>
          </table:table-cell>
          <table:table-cell office:value-type="float" office:value="71.7" calcext:value-type="float">
            <text:p>71.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.4</text:p>
          </table:table-cell>
          <table:table-cell office:value-type="float" office:value="105.6" calcext:value-type="float">
            <text:p>105.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22.4" calcext:value-type="float">
            <text:p>22.4</text:p>
          </table:table-cell>
          <table:table-cell office:value-type="float" office:value="137.6" calcext:value-type="float">
            <text:p>137.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2.3" calcext:value-type="float">
            <text:p>32.3</text:p>
          </table:table-cell>
          <table:table-cell office:value-type="float" office:value="167.7" calcext:value-type="float">
            <text:p>167.7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7.7" calcext:value-type="float">
            <text:p>57.7</text:p>
          </table:table-cell>
          <table:table-cell office:value-type="float" office:value="222.3" calcext:value-type="float">
            <text:p>222.3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246.8" calcext:value-type="float">
            <text:p>246.8</text:p>
          </table:table-cell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69.4" calcext:value-type="float">
            <text:p>269.4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109.9" calcext:value-type="float">
            <text:p>109.9</text:p>
          </table:table-cell>
          <table:table-cell office:value-type="float" office:value="290.1" calcext:value-type="float">
            <text:p>290.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31.1" calcext:value-type="float">
            <text:p>131.1</text:p>
          </table:table-cell>
          <table:table-cell office:value-type="float" office:value="308.9" calcext:value-type="float">
            <text:p>308.9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54.2" calcext:value-type="float">
            <text:p>154.2</text:p>
          </table:table-cell>
          <table:table-cell office:value-type="float" office:value="325.8" calcext:value-type="float">
            <text:p>325.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79.2" calcext:value-type="float">
            <text:p>179.2</text:p>
          </table:table-cell>
          <table:table-cell office:value-type="float" office:value="340.8" calcext:value-type="float">
            <text:p>340.8</text:p>
          </table:table-cell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234.8" calcext:value-type="float">
            <text:p>234.8</text:p>
          </table:table-cell>
          <table:table-cell office:value-type="float" office:value="365.2" calcext:value-type="float">
            <text:p>365.2</text:p>
          </table:table-cell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65.4" calcext:value-type="float">
            <text:p>265.4</text:p>
          </table:table-cell>
          <table:table-cell office:value-type="float" office:value="374.6" calcext:value-type="float">
            <text:p>374.6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382" calcext:value-type="float">
            <text:p>382</text:p>
          </table:table-cell>
          <table:table-cell office:value-type="float" office:value="680" calcext:value-type="float">
            <text:p>680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332.4" calcext:value-type="float">
            <text:p>332.4</text:p>
          </table:table-cell>
          <table:table-cell office:value-type="float" office:value="387.6" calcext:value-type="float">
            <text:p>387.6</text:p>
          </table:table-cell>
          <table:table-cell office:value-type="float" office:value="720" calcext:value-type="float">
            <text:p>720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68.7" calcext:value-type="float">
            <text:p>368.7</text:p>
          </table:table-cell>
          <table:table-cell office:value-type="float" office:value="391.3" calcext:value-type="float">
            <text:p>391.3</text:p>
          </table:table-cell>
          <table:table-cell office:value-type="float" office:value="760" calcext:value-type="float">
            <text:p>760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6.5" calcext:value-type="float">
            <text:p>406.5</text:p>
          </table:table-cell>
          <table:table-cell office:value-type="float" office:value="393.5" calcext:value-type="float">
            <text:p>393.5</text:p>
          </table:table-cell>
          <table:table-cell office:value-type="float" office:value="800" calcext:value-type="float">
            <text:p>800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7.3" calcext:value-type="float">
            <text:p>427.3</text:p>
          </table:table-cell>
          <table:table-cell office:value-type="float" office:value="412.7" calcext:value-type="float">
            <text:p>412.7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1.3" calcext:value-type="float">
            <text:p>431.3</text:p>
          </table:table-cell>
          <table:table-cell office:value-type="float" office:value="448.7" calcext:value-type="float">
            <text:p>448.7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5.3" calcext:value-type="float">
            <text:p>435.3</text:p>
          </table:table-cell>
          <table:table-cell office:value-type="float" office:value="484.7" calcext:value-type="float">
            <text:p>484.7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volume_digital" table:style-name="ta1">
        <table:shapes>
          <draw:frame draw:z-index="0" draw:style-name="gr1" draw:text-style-name="P1" svg:width="1127.57pt" svg:height="552.93pt" svg:x="0.03pt" svg:y="0.03pt">
            <loext:p draw:notify-on-update-of-ranges="theory_digital.A2:theory_digital.A25 theory_digital.E1:theory_digital.E1 theory_digital.E2:theory_digital.E25 theory_digital.A2:theory_digital.A25 theory_digital.F1:theory_digital.F1 theory_digital.F2:theory_digital.F25 theory_digital.A2:theory_digital.A25 theory_digital.G1:theory_digital.G1 theory_digital.G2:theory_digital.G25 theory_digital.A2:theory_digital.A25 theory_digital.I1:theory_digital.I1 theory_digital.I2:theory_digital.I25 theory_digital.A2:theory_digital.A25 theory_digital.J1:theory_digital.J1 theory_digital.J2:theory_digital.J25 theory_digital.A2:theory_digital.A25 theory_digital.K1:theory_digital.K1 theory_digital.K2:theory_digital.K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1:10:06.472313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11:27:56.503286350</dc:date>
    <dc:creator>Peter Polidoro</dc:creator>
    <meta:editing-duration>PT15H2M17S</meta:editing-duration>
    <meta:editing-cycles>15</meta:editing-cycles>
    <meta:printed-by>Peter Polidoro</meta:printed-by>
    <meta:print-date>2017-12-12T12:34:05.834890816</meta:print-date>
    <meta:document-statistic meta:table-count="5" meta:cell-count="5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84cm" svg:height="19.667cm" xlink:href=".." xlink:type="simple" chart:class="chart:scatter" chart:style-name="ch1">
        <chart:title svg:x="10.957cm" svg:y="0.529cm" chart:style-name="ch2">
          <text:p>HPLC Chromatograph Concentration Theory vs Measured</text:p>
        </chart:title>
        <chart:legend chart:legend-position="bottom" svg:x="12.128cm" svg:y="18.884cm" style:legend-expansion="wide" chart:style-name="ch3"/>
        <chart:plot-area chart:style-name="ch4" table:cell-range-address="theory.A2:theory.B25 theory.B1:theory.B1 theory.H1:theory.H25" chart:data-source-has-labels="row" svg:x="1.68cm" svg:y="1.701cm" svg:width="31.135cm" svg:height="15.809cm">
          <chartooo:coordinate-region svg:x="2.301cm" svg:y="1.9cm" svg:width="30.141cm" svg:height="14.963cm"/>
          <chart:axis chart:dimension="x" chart:name="primary-x" chart:style-name="ch5">
            <chart:title svg:x="16.475cm" svg:y="17.90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932cm" chart:style-name="ch8">
              <text:p>concentration (%)</text:p>
            </chart:title>
            <chart:grid chart:style-name="ch7" chart:class="major"/>
          </chart:axis>
          <chart:series chart:style-name="ch9" chart:values-cell-range-address="theory.B2:theory.B25" chart:label-cell-address="theory.B1:theory.B1" chart:class="chart:scatter">
            <chart:domain table:cell-range-address="theory.A2:theory.A25"/>
            <chart:data-point chart:repeated="24"/>
          </chart:series>
          <chart:series chart:style-name="ch10" chart:values-cell-range-address="theory.H2:theory.H25" chart:label-cell-address="theory.H1:theory.H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centration a (%)</text:p>
                <draw:g>
                  <svg:desc>theory.B1:theory.B1</svg:desc>
                </draw:g>
              </table:table-cell>
              <table:table-cell office:value-type="string">
                <text:p>concentration a measured</text:p>
                <draw:g>
                  <svg:desc>theory.H1:theor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ory.A2:theory.A25</svg:desc>
                </draw:g>
              </table:table-cell>
              <table:table-cell office:value-type="float" office:value="10">
                <text:p>10</text:p>
                <draw:g>
                  <svg:desc>theory.B2:theory.B25</svg:desc>
                </draw:g>
              </table:table-cell>
              <table:table-cell office:value-type="float" office:value="10">
                <text:p>10</text:p>
                <draw:g>
                  <svg:desc>theory.H2:theory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4">
                <text:p>1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1">
                <text:p>17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0.7">
                <text:p>40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.4">
                <text:p>45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9.6">
                <text:p>59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.3">
                <text:p>64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.8">
                <text:p>7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3.2">
                <text:p>83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.9">
                <text:p>87.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.6">
                <text:p>92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86cm" svg:height="19.801cm" xlink:href=".." xlink:type="simple" chart:class="chart:scatter" chart:style-name="ch1">
        <chart:title svg:x="10.906cm" svg:y="0.532cm" chart:style-name="ch2">
          <text:p>HPLC Chromatograph Volume Theory vs Measured</text:p>
        </chart:title>
        <chart:legend chart:legend-position="bottom" svg:x="4.783cm" svg:y="19.018cm" style:legend-expansion="wide" chart:style-name="ch3"/>
        <chart:plot-area chart:style-name="ch4" table:cell-range-address="theory.A2:theory.A25 theory.E1:theory.G25 theory.I1:theory.K25" chart:data-source-has-labels="row" svg:x="1.652cm" svg:y="1.707cm" svg:width="29.793cm" svg:height="15.934cm">
          <chartooo:coordinate-region svg:x="2.459cm" svg:y="1.906cm" svg:width="28.614cm" svg:height="15.088cm"/>
          <chart:axis chart:dimension="x" chart:name="primary-x" chart:style-name="ch5">
            <chart:title svg:x="15.776cm" svg:y="18.037cm" chart:style-name="ch6">
              <text:p>time (min)</text:p>
            </chart:title>
          </chart:axis>
          <chart:axis chart:dimension="y" chart:name="primary-y" chart:style-name="ch5">
            <chart:title svg:x="0.451cm" svg:y="10.578cm" chart:style-name="ch7">
              <text:p>volume (ml)</text:p>
            </chart:title>
            <chart:grid chart:style-name="ch8" chart:class="major"/>
          </chart:axis>
          <chart:series chart:style-name="ch9" chart:values-cell-range-address="theory.E2:theory.E25" chart:label-cell-address="theory.E1:theory.E1" chart:class="chart:scatter">
            <chart:domain table:cell-range-address="theory.A2:theory.A25"/>
            <chart:data-point chart:repeated="24"/>
          </chart:series>
          <chart:series chart:style-name="ch10" chart:values-cell-range-address="theory.F2:theory.F25" chart:label-cell-address="theory.F1:theory.F1" chart:class="chart:scatter">
            <chart:data-point chart:repeated="24"/>
          </chart:series>
          <chart:series chart:style-name="ch11" chart:values-cell-range-address="theory.G2:theory.G25" chart:label-cell-address="theory.G1:theory.G1" chart:class="chart:scatter">
            <chart:data-point chart:repeated="24"/>
          </chart:series>
          <chart:series chart:style-name="ch12" chart:values-cell-range-address="theory.I2:theory.I25" chart:label-cell-address="theory.I1:theory.I1" chart:class="chart:scatter">
            <chart:data-point chart:repeated="24"/>
          </chart:series>
          <chart:series chart:style-name="ch13" chart:values-cell-range-address="theory.J2:theory.J25" chart:label-cell-address="theory.J1:theory.J1" chart:class="chart:scatter">
            <chart:data-point chart:repeated="24"/>
          </chart:series>
          <chart:series chart:style-name="ch14" chart:values-cell-range-address="theory.K2:theory.K25" chart:label-cell-address="theory.K1:theory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theory.E1:theory.E1</svg:desc>
                </draw:g>
              </table:table-cell>
              <table:table-cell office:value-type="string">
                <text:p>volume b (ml)</text:p>
                <draw:g>
                  <svg:desc>theory.F1:theory.F1</svg:desc>
                </draw:g>
              </table:table-cell>
              <table:table-cell office:value-type="string">
                <text:p>volume total (ml)</text:p>
                <draw:g>
                  <svg:desc>theory.G1:theory.G1</svg:desc>
                </draw:g>
              </table:table-cell>
              <table:table-cell office:value-type="string">
                <text:p>volume a measured</text:p>
                <draw:g>
                  <svg:desc>theory.I1:theory.I1</svg:desc>
                </draw:g>
              </table:table-cell>
              <table:table-cell office:value-type="string">
                <text:p>volume b measured</text:p>
                <draw:g>
                  <svg:desc>theory.J1:theory.J1</svg:desc>
                </draw:g>
              </table:table-cell>
              <table:table-cell office:value-type="string">
                <text:p>volume t measured</text:p>
                <draw:g>
                  <svg:desc>theory.K1:theor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ory.A2:theory.A25</svg:desc>
                </draw:g>
              </table:table-cell>
              <table:table-cell office:value-type="float" office:value="0">
                <text:p>0</text:p>
                <draw:g>
                  <svg:desc>theory.E2:theory.E25</svg:desc>
                </draw:g>
              </table:table-cell>
              <table:table-cell office:value-type="float" office:value="0">
                <text:p>0</text:p>
                <draw:g>
                  <svg:desc>theory.F2:theory.F25</svg:desc>
                </draw:g>
              </table:table-cell>
              <table:table-cell office:value-type="float" office:value="0">
                <text:p>0</text:p>
                <draw:g>
                  <svg:desc>theory.G2:theory.G25</svg:desc>
                </draw:g>
              </table:table-cell>
              <table:table-cell office:value-type="float" office:value="0">
                <text:p>0</text:p>
                <draw:g>
                  <svg:desc>theory.I2:theory.I25</svg:desc>
                </draw:g>
              </table:table-cell>
              <table:table-cell office:value-type="float" office:value="0">
                <text:p>0</text:p>
                <draw:g>
                  <svg:desc>theory.J2:theory.J25</svg:desc>
                </draw:g>
              </table:table-cell>
              <table:table-cell office:value-type="float" office:value="0">
                <text:p>0</text:p>
                <draw:g>
                  <svg:desc>theory.K2:theory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72.8">
                <text:p>72.8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109.8">
                <text:p>109.8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.8">
                <text:p>14.8</text:p>
              </table:table-cell>
              <table:table-cell office:value-type="float" office:value="144.8">
                <text:p>144.8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178">
                <text:p>178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3">
                <text:p>30.3</text:p>
              </table:table-cell>
              <table:table-cell office:value-type="float" office:value="209.3">
                <text:p>209.3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">
                <text:p>40.9</text:p>
              </table:table-cell>
              <table:table-cell office:value-type="float" office:value="238.7">
                <text:p>238.7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4">
                <text:p>53.4</text:p>
              </table:table-cell>
              <table:table-cell office:value-type="float" office:value="266.2">
                <text:p>266.2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.8">
                <text:p>67.8</text:p>
              </table:table-cell>
              <table:table-cell office:value-type="float" office:value="291.8">
                <text:p>291.8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.1">
                <text:p>84.1</text:p>
              </table:table-cell>
              <table:table-cell office:value-type="float" office:value="315.5">
                <text:p>315.5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.3">
                <text:p>102.3</text:p>
              </table:table-cell>
              <table:table-cell office:value-type="float" office:value="337.3">
                <text:p>337.3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2.3">
                <text:p>122.3</text:p>
              </table:table-cell>
              <table:table-cell office:value-type="float" office:value="357.3">
                <text:p>357.3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4.3">
                <text:p>144.3</text:p>
              </table:table-cell>
              <table:table-cell office:value-type="float" office:value="375.3">
                <text:p>375.3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.1">
                <text:p>168.1</text:p>
              </table:table-cell>
              <table:table-cell office:value-type="float" office:value="391.5">
                <text:p>391.5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3.8">
                <text:p>193.8</text:p>
              </table:table-cell>
              <table:table-cell office:value-type="float" office:value="405.8">
                <text:p>405.8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.4">
                <text:p>221.4</text:p>
              </table:table-cell>
              <table:table-cell office:value-type="float" office:value="418.2">
                <text:p>418.2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9">
                <text:p>250.9</text:p>
              </table:table-cell>
              <table:table-cell office:value-type="float" office:value="428.7">
                <text:p>428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2.3">
                <text:p>282.3</text:p>
              </table:table-cell>
              <table:table-cell office:value-type="float" office:value="437.3">
                <text:p>437.3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5.6">
                <text:p>315.6</text:p>
              </table:table-cell>
              <table:table-cell office:value-type="float" office:value="444">
                <text:p>44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.6">
                <text:p>351.6</text:p>
              </table:table-cell>
              <table:table-cell office:value-type="float" office:value="447.6">
                <text:p>447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2.2">
                <text:p>372.2</text:p>
              </table:table-cell>
              <table:table-cell office:value-type="float" office:value="466.6">
                <text:p>466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6.2">
                <text:p>376.2</text:p>
              </table:table-cell>
              <table:table-cell office:value-type="float" office:value="502.6">
                <text:p>502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2">
                <text:p>380.2</text:p>
              </table:table-cell>
              <table:table-cell office:value-type="float" office:value="538.6">
                <text:p>538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9.779cm" svg:height="19.507cm" xlink:href=".." xlink:type="simple" chart:class="chart:scatter" chart:style-name="ch1">
        <chart:title svg:x="14.064cm" svg:y="0.526cm" chart:style-name="ch2">
          <text:p>HPLC Chromatograph Volume Digital Theory vs Measured</text:p>
        </chart:title>
        <chart:legend chart:legend-position="bottom" svg:x="8.629cm" svg:y="18.724cm" style:legend-expansion="wide" chart:style-name="ch3"/>
        <chart:plot-area chart:style-name="ch4" table:cell-range-address="theory_digital.A2:theory_digital.A25 theory_digital.E1:theory_digital.G25 theory_digital.I1:theory_digital.K25" chart:data-source-has-labels="row" svg:x="1.806cm" svg:y="1.695cm" svg:width="37.178cm" svg:height="15.658cm">
          <chartooo:coordinate-region svg:x="2.613cm" svg:y="1.894cm" svg:width="35.999cm" svg:height="14.812cm"/>
          <chart:axis chart:dimension="x" chart:name="primary-x" chart:style-name="ch5">
            <chart:title svg:x="19.623cm" svg:y="17.74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428cm" chart:style-name="ch8">
              <text:p>volume (ml)</text:p>
            </chart:title>
            <chart:grid chart:style-name="ch7" chart:class="major"/>
          </chart:axis>
          <chart:series chart:style-name="ch9" chart:values-cell-range-address="theory_digital.E2:theory_digital.E25" chart:label-cell-address="theory_digital.E1:theory_digital.E1" chart:class="chart:scatter">
            <chart:domain table:cell-range-address="theory_digital.A2:theory_digital.A25"/>
            <chart:data-point chart:repeated="24"/>
          </chart:series>
          <chart:series chart:style-name="ch10" chart:values-cell-range-address="theory_digital.F2:theory_digital.F25" chart:label-cell-address="theory_digital.F1:theory_digital.F1" chart:class="chart:scatter">
            <chart:data-point chart:repeated="24"/>
          </chart:series>
          <chart:series chart:style-name="ch11" chart:values-cell-range-address="theory_digital.G2:theory_digital.G25" chart:label-cell-address="theory_digital.G1:theory_digital.G1" chart:class="chart:scatter">
            <chart:data-point chart:repeated="24"/>
          </chart:series>
          <chart:series chart:style-name="ch12" chart:values-cell-range-address="theory_digital.I2:theory_digital.I25" chart:label-cell-address="theory_digital.I1:theory_digital.I1" chart:class="chart:scatter">
            <chart:data-point chart:repeated="24"/>
          </chart:series>
          <chart:series chart:style-name="ch13" chart:values-cell-range-address="theory_digital.J2:theory_digital.J25" chart:label-cell-address="theory_digital.J1:theory_digital.J1" chart:class="chart:scatter">
            <chart:data-point chart:repeated="24"/>
          </chart:series>
          <chart:series chart:style-name="ch14" chart:values-cell-range-address="theory_digital.K2:theory_digital.K25" chart:label-cell-address="theory_digital.K1:theory_digital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theory_digital.E1:theory_digital.E1</svg:desc>
                </draw:g>
              </table:table-cell>
              <table:table-cell office:value-type="string">
                <text:p>volume b (ml)</text:p>
                <draw:g>
                  <svg:desc>theory_digital.F1:theory_digital.F1</svg:desc>
                </draw:g>
              </table:table-cell>
              <table:table-cell office:value-type="string">
                <text:p>volume total (ml)</text:p>
                <draw:g>
                  <svg:desc>theory_digital.G1:theory_digital.G1</svg:desc>
                </draw:g>
              </table:table-cell>
              <table:table-cell office:value-type="string">
                <text:p>volume a measured</text:p>
                <draw:g>
                  <svg:desc>theory_digital.I1:theory_digital.I1</svg:desc>
                </draw:g>
              </table:table-cell>
              <table:table-cell office:value-type="string">
                <text:p>volume b measured</text:p>
                <draw:g>
                  <svg:desc>theory_digital.J1:theory_digital.J1</svg:desc>
                </draw:g>
              </table:table-cell>
              <table:table-cell office:value-type="string">
                <text:p>volume t measured</text:p>
                <draw:g>
                  <svg:desc>theory_digital.K1:theory_digita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ory_digital.A2:theory_digital.A25</svg:desc>
                </draw:g>
              </table:table-cell>
              <table:table-cell office:value-type="float" office:value="0">
                <text:p>0</text:p>
                <draw:g>
                  <svg:desc>theory_digital.E2:theory_digital.E25</svg:desc>
                </draw:g>
              </table:table-cell>
              <table:table-cell office:value-type="float" office:value="0">
                <text:p>0</text:p>
                <draw:g>
                  <svg:desc>theory_digital.F2:theory_digital.F25</svg:desc>
                </draw:g>
              </table:table-cell>
              <table:table-cell office:value-type="float" office:value="0">
                <text:p>0</text:p>
                <draw:g>
                  <svg:desc>theory_digital.G2:theory_digital.G25</svg:desc>
                </draw:g>
              </table:table-cell>
              <table:table-cell office:value-type="float" office:value="0">
                <text:p>0</text:p>
                <draw:g>
                  <svg:desc>theory_digital.I2:theory_digital.I25</svg:desc>
                </draw:g>
              </table:table-cell>
              <table:table-cell office:value-type="float" office:value="0">
                <text:p>0</text:p>
                <draw:g>
                  <svg:desc>theory_digital.J2:theory_digital.J25</svg:desc>
                </draw:g>
              </table:table-cell>
              <table:table-cell office:value-type="float" office:value="0">
                <text:p>0</text:p>
                <draw:g>
                  <svg:desc>theory_digital.K2:theory_digital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  <table:table-cell office:value-type="float" office:value="71.7">
                <text:p>71.7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.4">
                <text:p>14.4</text:p>
              </table:table-cell>
              <table:table-cell office:value-type="float" office:value="105.6">
                <text:p>105.6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4">
                <text:p>22.4</text:p>
              </table:table-cell>
              <table:table-cell office:value-type="float" office:value="137.6">
                <text:p>137.6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3">
                <text:p>32.3</text:p>
              </table:table-cell>
              <table:table-cell office:value-type="float" office:value="167.7">
                <text:p>167.7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240">
                <text:p>240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.7">
                <text:p>57.7</text:p>
              </table:table-cell>
              <table:table-cell office:value-type="float" office:value="222.3">
                <text:p>222.3</text:p>
              </table:table-cell>
              <table:table-cell office:value-type="float" office:value="280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2">
                <text:p>73.2</text:p>
              </table:table-cell>
              <table:table-cell office:value-type="float" office:value="246.8">
                <text:p>246.8</text:p>
              </table:table-cell>
              <table:table-cell office:value-type="float" office:value="320">
                <text:p>320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">
                <text:p>90.6</text:p>
              </table:table-cell>
              <table:table-cell office:value-type="float" office:value="269.4">
                <text:p>269.4</text:p>
              </table:table-cell>
              <table:table-cell office:value-type="float" office:value="360">
                <text:p>360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9.9">
                <text:p>109.9</text:p>
              </table:table-cell>
              <table:table-cell office:value-type="float" office:value="290.1">
                <text:p>290.1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1.1">
                <text:p>131.1</text:p>
              </table:table-cell>
              <table:table-cell office:value-type="float" office:value="308.9">
                <text:p>308.9</text:p>
              </table:table-cell>
              <table:table-cell office:value-type="float" office:value="440">
                <text:p>440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4.2">
                <text:p>154.2</text:p>
              </table:table-cell>
              <table:table-cell office:value-type="float" office:value="325.8">
                <text:p>325.8</text:p>
              </table:table-cell>
              <table:table-cell office:value-type="float" office:value="480">
                <text:p>480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9.2">
                <text:p>179.2</text:p>
              </table:table-cell>
              <table:table-cell office:value-type="float" office:value="340.8">
                <text:p>340.8</text:p>
              </table:table-cell>
              <table:table-cell office:value-type="float" office:value="520">
                <text:p>520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354">
                <text:p>354</text:p>
              </table:table-cell>
              <table:table-cell office:value-type="float" office:value="560">
                <text:p>560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4.8">
                <text:p>234.8</text:p>
              </table:table-cell>
              <table:table-cell office:value-type="float" office:value="365.2">
                <text:p>365.2</text:p>
              </table:table-cell>
              <table:table-cell office:value-type="float" office:value="600">
                <text:p>600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5.4">
                <text:p>265.4</text:p>
              </table:table-cell>
              <table:table-cell office:value-type="float" office:value="374.6">
                <text:p>374.6</text:p>
              </table:table-cell>
              <table:table-cell office:value-type="float" office:value="640">
                <text:p>640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82">
                <text:p>382</text:p>
              </table:table-cell>
              <table:table-cell office:value-type="float" office:value="680">
                <text:p>680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2.4">
                <text:p>332.4</text:p>
              </table:table-cell>
              <table:table-cell office:value-type="float" office:value="387.6">
                <text:p>387.6</text:p>
              </table:table-cell>
              <table:table-cell office:value-type="float" office:value="720">
                <text:p>720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8.7">
                <text:p>368.7</text:p>
              </table:table-cell>
              <table:table-cell office:value-type="float" office:value="391.3">
                <text:p>391.3</text:p>
              </table:table-cell>
              <table:table-cell office:value-type="float" office:value="760">
                <text:p>760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6.5">
                <text:p>406.5</text:p>
              </table:table-cell>
              <table:table-cell office:value-type="float" office:value="393.5">
                <text:p>393.5</text:p>
              </table:table-cell>
              <table:table-cell office:value-type="float" office:value="800">
                <text:p>800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7.3">
                <text:p>427.3</text:p>
              </table:table-cell>
              <table:table-cell office:value-type="float" office:value="412.7">
                <text:p>412.7</text:p>
              </table:table-cell>
              <table:table-cell office:value-type="float" office:value="840">
                <text:p>840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1.3">
                <text:p>431.3</text:p>
              </table:table-cell>
              <table:table-cell office:value-type="float" office:value="448.7">
                <text:p>448.7</text:p>
              </table:table-cell>
              <table:table-cell office:value-type="float" office:value="880">
                <text:p>880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5.3">
                <text:p>435.3</text:p>
              </table:table-cell>
              <table:table-cell office:value-type="float" office:value="484.7">
                <text:p>484.7</text:p>
              </table:table-cell>
              <table:table-cell office:value-type="float" office:value="920">
                <text:p>920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